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717in"/>
    </style:style>
    <style:style style:name="co2" style:family="table-column">
      <style:table-column-properties fo:break-before="auto" style:column-width="2.2701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146in"/>
    </style:style>
    <style:style style:name="co6" style:family="table-column">
      <style:table-column-properties fo:break-before="auto" style:column-width="1.0791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Speed</text:p>
          </table:table-cell>
          <table:table-cell office:value-type="string">
            <text:p>Speed Ratio</text:p>
          </table:table-cell>
          <table:table-cell office:value-type="string">
            <text:p>Units Affected</text:p>
          </table:table-cell>
          <table:table-cell office:value-type="string">
            <text:p>Types Affected</text:p>
          </table:table-cell>
          <table:table-cell office:value-type="string">
            <text:p>Power</text:p>
          </table:table-cell>
        </table:table-row>
        <table:table-row table:style-name="ro1">
          <table:table-cell office:value-type="string">
            <text:p>Fighter Propulsion Engines I</text:p>
          </table:table-cell>
          <table:table-cell office:value-type="string">
            <text:p>fprop1</text:p>
          </table:table-cell>
          <table:table-cell office:value-type="float" office:value="300">
            <text:p>300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Fight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mber Propulsion Engines I</text:p>
          </table:table-cell>
          <table:table-cell office:value-type="string">
            <text:p>bprop1</text:p>
          </table:table-cell>
          <table:table-cell office:value-type="float" office:value="400">
            <text:p>40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omber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pital Ship Subwarp Engines I</text:p>
          </table:table-cell>
          <table:table-cell office:value-type="string">
            <text:p>csprop1</text:p>
          </table:table-cell>
          <table:table-cell office:value-type="float" office:value="500">
            <text:p>500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Capital Ship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pital Ship Colonization I</text:p>
          </table:table-cell>
          <table:table-cell office:value-type="string">
            <text:p>cscol1</text:p>
          </table:table-cell>
          <table:table-cell office:value-type="float" office:value="600">
            <text:p>600</text:p>
          </table:table-cell>
          <table:table-cell office:value-type="string">
            <text:p>csprop1</text:p>
          </table:table-cell>
          <table:table-cell table:number-columns-repeated="3"/>
          <table:table-cell office:value-type="string">
            <text:p>Capital Ship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hite Star Colonization Improvements I</text:p>
          </table:table-cell>
          <table:table-cell office:value-type="string">
            <text:p>wscol1</text:p>
          </table:table-cell>
          <table:table-cell office:value-type="float" office:value="800">
            <text:p>800</text:p>
          </table:table-cell>
          <table:table-cell office:value-type="string">
            <text:p>cscol1</text:p>
          </table:table-cell>
          <table:table-cell table:number-columns-repeated="2"/>
          <table:table-cell office:value-type="string">
            <text:p>White Star</text:p>
          </table:table-cell>
          <table:table-cell/>
          <table:table-cell office:value-type="float" office:value="5">
            <text:p>5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9">07/09/2008</text:date>, <text:time>15:2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6-21T13:11:50</meta:creation-date>
    <dc:creator>Juan Lafont</dc:creator>
    <dc:date>2008-07-09T15:25:21</dc:date>
    <meta:editing-cycles>3</meta:editing-cycles>
    <meta:editing-duration>PT11M36S</meta:editing-duration>
    <meta:user-defined meta:name="Info 1"/>
    <meta:user-defined meta:name="Info 2"/>
    <meta:user-defined meta:name="Info 3"/>
    <meta:user-defined meta:name="Info 4"/>
    <meta:document-statistic meta:table-count="3" meta:cell-count="42"/>
  </office:meta>
</office:document-meta>
</file>